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orImpl.getPageRe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orImpl.getStati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orImpl.getRequestKe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llectorImpl.f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lectorImpl.addStatistics( final Statistics sta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llectorImpl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llectorImpl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orImpl.containsKey( Objec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orImpl.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orImpl.store( Object arg0 ,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llectorImpl.isCollectingStati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orImpl.service( ServiceManager a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lectorImpl.remove( Objec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llectorImpl.setCollectingStatistics(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llectorImp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orImpl.get( Objec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